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98.04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81.97mm"/>
    </style:style>
    <style:style style:name="co8" style:family="table-column">
      <style:table-column-properties fo:break-before="auto" style:column-width="106.2mm"/>
    </style:style>
    <style:style style:name="co9" style:family="table-column">
      <style:table-column-properties fo:break-before="auto" style:column-width="134.8mm"/>
    </style:style>
    <style:style style:name="co10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55mm"/>
    </style:style>
    <style:style style:name="co12" style:family="table-column">
      <style:table-column-properties fo:break-before="auto" style:column-width="35.12mm"/>
    </style:style>
    <style:style style:name="co13" style:family="table-column">
      <style:table-column-properties fo:break-before="auto" style:column-width="54.73mm"/>
    </style:style>
    <style:style style:name="co14" style:family="table-column">
      <style:table-column-properties fo:break-before="auto" style:column-width="50.01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59.76mm" fo:break-before="auto" style:use-optimal-row-height="true"/>
    </style:style>
    <style:style style:name="ro3" style:family="table-row">
      <style:table-row-properties style:row-height="63.69mm" fo:break-before="auto" style:use-optimal-row-height="true"/>
    </style:style>
    <style:style style:name="ro4" style:family="table-row">
      <style:table-row-properties style:row-height="51.8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3333ff" style:font-name="Liberation Sans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1" style:font-name-asian="Noto Sans CJK SC Regular" style:font-name-complex="FreeSans1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1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1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1" fo:font-size="10pt" style:font-name-asian="FreeSans" style:font-size-asian="10pt" style:language-asian="hi" style:country-asian="IN" style:font-size-complex="10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1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cc" style:font-name="Liberation Sans1" fo:font-size="12pt" fo:font-style="italic" fo:font-weight="bold" style:font-size-asian="12pt" style:font-weight-asian="bold" style:font-size-complex="12pt" style:font-weight-complex="600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11" style:family="table-cell" style:parent-style-name="Default">
      <style:text-properties style:font-name="Liberation Sans1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="Liberation Sans" fo:font-size="10pt" style:font-name-asian="Noto Sans CJK SC Regular" style:font-name-complex="FreeSans" style:font-size-asian="10pt" style:font-size-complex="10pt"/>
    </style:style>
    <style:style style:name="T3" style:family="text">
      <style:text-properties style:letter-kerning="true" style:country-asian="none" style:font-name-asian="FreeSans" style:font-size-asian="12pt"/>
    </style:style>
    <style:style style:name="T4" style:family="text">
      <style:text-properties fo:color="#3333ff" fo:font-weight="bold" style:font-weight-asian="bold" style:font-weight-complex="bold"/>
    </style:style>
    <style:style style:name="T5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ans" style:font-name-asian="Noto Sans CJK SC Regular" style:font-name-complex="FreeSans"/>
    </style:style>
    <style:style style:name="T8" style:family="text">
      <style:text-properties style:font-name="Liberation Sans" style:font-name-asian="Noto Sans CJK SC Regular" style:font-name-complex="FreeSans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font-name="Liberation Sans" style:font-name-asian="Noto Sans CJK SC Regular" style:font-name-complex="FreeSans" fo:font-weight="bold" style:font-weight-asian="bold" style:font-weight-complex="bold"/>
    </style:style>
    <style:style style:name="T10" style:family="text">
      <style:text-properties style:font-name="Liberation Sans" style:font-name-asian="Noto Sans CJK SC Regular" style:font-name-complex="FreeSans" fo:color="#3333ff" fo:font-weight="bold" style:font-weight-asian="bold" style:font-weight-complex="bold"/>
    </style:style>
    <style:style style:name="T11" style:family="text">
      <style:text-properties style:font-name="Liberation Sans" fo:font-weight="normal" style:text-underline-style="none" style:text-underline-color="font-color" style:font-name-asian="Noto Sans CJK SC Regular" style:font-name-complex="FreeSans" style:font-weight-asian="normal" style:font-weight-complex="normal"/>
    </style:style>
    <style:style style:name="T12" style:family="text">
      <style:text-properties fo:font-weight="normal" style:text-underline-style="none" style:text-underline-color="font-color" style:font-weight-asian="normal" style:font-weight-complex="normal"/>
    </style:style>
    <style:style style:name="T13" style:family="text">
      <style:text-properties fo:font-style="italic" style:font-weight-asian="bold" style:font-weight-complex="600"/>
    </style:style>
    <style:style style:name="T14" style:family="text">
      <style:text-properties fo:font-style="italic" style:font-size-asian="12pt" style:font-size-complex="12pt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1008" table:default-cell-style-name="ce3"/>
        <table:table-column table:style-name="co14" table:default-cell-style-name="ce11"/>
        <table:table-column table:style-name="co14" table:number-columns-repeated="2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Journal</text:p>
          </table:table-cell>
          <table:table-cell table:style-name="ce1" office:value-type="string" calcext:value-type="string">
            <text:p>Objective / Abstract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Recommendations / Claims</text:p>
          </table:table-cell>
          <table:table-cell table:style-name="ce1" office:value-type="string" calcext:value-type="string">
            <text:p>Theory and Key concepts</text:p>
          </table:table-cell>
          <table:table-cell table:style-name="ce1" office:value-type="string" calcext:value-type="string">
            <text:p>Key findings</text:p>
          </table:table-cell>
          <table:table-cell table:style-name="ce1" office:value-type="string" calcext:value-type="string">
            <text:p>Topics covered</text:p>
          </table:table-cell>
          <table:table-cell table:style-name="ce1" office:value-type="string" calcext:value-type="string">
            <text:p>Possible relevances to my thesis</text:p>
          </table:table-cell>
          <table:table-cell table:style-name="ce1" office:value-type="string" calcext:value-type="string">
            <text:p>Hyperlink to Paper</text:p>
          </table:table-cell>
          <table:table-cell table:style-name="ce1" office:value-type="string" calcext:value-type="string">
            <text:p>Keywords</text:p>
          </table:table-cell>
          <table:table-cell table:style-name="ce1" table:number-columns-repeated="1007"/>
          <table:table-cell table:style-name="ce9"/>
          <table:table-cell table:style-name="ce10"/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A benchmark comparison for mantle convection codes</text:span></text:p>
            <text:p/>
          </table:table-cell>
          <table:table-cell table:style-name="ce4" office:value-type="string" calcext:value-type="string">
            <text:p>B. Blankenbach,</text:p>
            <text:p>F. Busse,</text:p>
            <text:p>U. Christensen,</text:p>
            <text:p>L. Cserepesfl,</text:p>
            <text:p>D. Gunkelf,</text:p>
            <text:p>U. Hansentt,</text:p>
            <text:p>H. Harderg,</text:p>
            <text:p>G. Jarvisff,</text:p>
            <text:p>M. Koch,</text:p>
            <text:p>G. Marquartfly,</text:p>
            <text:p>D. Moore,</text:p>
            <text:p>P. Olson,</text:p>
            <text:p>H. Schmeling,</text:p>
            <text:p>T. SchnaubeltS</text:p>
            <text:p/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Geophysical Journal International</text:p>
            <text:p/>
          </table:table-cell>
          <table:table-cell table:style-name="ce6" office:value-type="string" calcext:value-type="string">
            <text:p>** Comparison study for convection in the Earth’s mantle<text:span text:style-name="T4">(2D)</text:span></text:p>
            <text:p/>
            <text:p>** <text:span text:style-name="T5">Case Studies</text:span> </text:p>
            <text:p>-steady isoviscous convection, </text:p>
            <text:p>-variable viscosity convection,</text:p>
            <text:p>-time-dependent convection with internal heating</text:p>
            <text:p/>
            <text:p>** <text:span text:style-name="T5">Compare</text:span> </text:p>
            <text:p>Nusselt numbers, rms velocity, temperature, heat-flow , topography and geoid data</text:p>
          </table:table-cell>
          <table:table-cell office:value-type="string" calcext:value-type="string">
            <text:p>-FDM</text:p>
            <text:p>-FEM</text:p>
            <text:p>-Spectral methods</text:p>
          </table:table-cell>
          <table:table-cell office:value-type="string" calcext:value-type="string">
            <text:p>Use this grid data obtained for the validation of convection codes in the future</text:p>
          </table:table-cell>
          <table:table-cell office:value-type="string" calcext:value-type="string">
            <text:p>**  2-D thermal convection of a non-rotating Boussinesq fluid of infinite Prandtl number in rectangular closed cells is considered.</text:p>
            <text:p/>
            <text:p>** Data are presented for the upwelling flow at x = 0, i.e at left margin. (to remove non-uniqueness)</text:p>
            <text:p/>
          </table:table-cell>
          <table:table-cell office:value-type="string" calcext:value-type="string">
            <text:p>** Increased resolution in the boundary layers of high Rayleigh number convection gives better results than equidistant mesh spacing, when the same number of grid points (elements) is used.</text:p>
            <text:p/>
            <text:p>** Global averages (Nu, u) are usually more accurately determined than local values.</text:p>
            <text:p/>
            <text:p>** High-resolution studies, together with an extrapolation of results, allows us to pin down the ‘correct’ solution with fairly low levels of uncertainty. </text:p>
            <text:p/>
          </table:table-cell>
          <table:table-cell office:value-type="string" calcext:value-type="string">
            <text:p>** Description of benchmark cases provided</text:p>
            <text:p/>
            <text:p>** Code description</text:p>
            <text:p/>
            <text:p>** Results</text:p>
          </table:table-cell>
          <table:table-cell office:value-type="string" calcext:value-type="string">
            <text:p>Grid data can be obtained for 2D Variable viscosity in FEM</text:p>
          </table:table-cell>
          <table:table-cell table:style-name="ce7" office:value-type="string" calcext:value-type="string">
            <text:p><text:span text:style-name="T13"><text:a xlink:href="../../../../../../simdata/se07lase/masterArbeit/referencePapers/1_blankenbach_1989_benchmark.pdf" xlink:type="simple" office:target-frame-name="_parent">1_Blankenbach</text:a></text:span></text:p>
          </table:table-cell>
          <table:table-cell office:value-type="string" calcext:value-type="string">
            <text:p>-Time dependent convection</text:p>
            <text:p>-internal heating</text:p>
            <text:p/>
            <text:p/>
          </table:table-cell>
          <table:table-cell table:number-columns-repeated="1011"/>
        </table:table-row>
        <table:table-row table:style-name="ro3">
          <table:table-cell office:value-type="string" calcext:value-type="string">
            <text:p><text:span text:style-name="T2">3D Convection at infinite Prandtl number in Cartesian geometry – A benchmark comparison</text:span></text:p>
            <text:p/>
          </table:table-cell>
          <table:table-cell table:style-name="ce5" office:value-type="string" calcext:value-type="string">
            <text:p><text:span text:style-name="T3">F. H. Busse</text:span></text:p>
            <text:p><text:span text:style-name="T3">U. Christensen</text:span></text:p>
            <text:p><text:span text:style-name="T3">R. Clever</text:span></text:p>
            <text:p><text:span text:style-name="T3">L. Cserepes</text:span></text:p>
            <text:p><text:span text:style-name="T3">C. Gable</text:span></text:p>
            <text:p><text:span text:style-name="T3">E. Giannandrea</text:span></text:p>
            <text:p><text:span text:style-name="T3">L. Guillou</text:span></text:p>
            <text:p><text:span text:style-name="T3">G. Houseman</text:span></text:p>
            <text:p><text:span text:style-name="T3">H.-C.Nataf</text:span></text:p>
            <text:p><text:span text:style-name="T3">M. O.Gawa</text:span></text:p>
            <text:p><text:span text:style-name="T3">M. Parmentier </text:span></text:p>
            <text:p><text:span text:style-name="T3">C. Sotin</text:span></text:p>
            <text:p><text:span text:style-name="T3">B. Travis</text:span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Geophysical &amp; Astrophysical Fluid</text:p>
            <text:p>Dynamics</text:p>
            <text:p/>
          </table:table-cell>
          <table:table-cell office:value-type="string" calcext:value-type="string">
            <text:p>** Benchmark study of numerical codes designed to treat problems of high Prandtl no. convection in <text:span text:style-name="T4">3D </text:span><text:span text:style-name="T6">Cartesian</text:span> geometry.</text:p>
            <text:p/>
            <text:p>** Comparison with quantitaive results from laboratory convection experiments </text:p>
            <text:p/>
            <text:p><text:span text:style-name="T7">** </text:span><text:span text:style-name="T8">Case Studies</text:span><text:span text:style-name="T9"> </text:span></text:p>
            <text:p><text:span text:style-name="T7">-Bimodal convection at constant viscosity</text:span></text:p>
            <text:p><text:span text:style-name="T7">-Square cell convection for temperature-dependent viscosity</text:span></text:p>
            <text:p><text:span text:style-name="T7">-Transient time-dependent behavior and the stability limit of bimodal flow</text:span></text:p>
            <text:p/>
            <text:p><text:span text:style-name="T7">** </text:span><text:span text:style-name="T8">Compare</text:span><text:span text:style-name="T7"> </text:span></text:p>
            <text:p><text:span text:style-name="T7">Nusselt numbers, local velocity, temperature, heat-flow , topographic and geoid anomalies for stationary solutions</text:span></text:p>
          </table:table-cell>
          <table:table-cell office:value-type="string" calcext:value-type="string">
            <text:p>-FDM</text:p>
            <text:p>-Spectral Galerkin</text:p>
            <text:p>-Hybrid spectral and FDM</text:p>
          </table:table-cell>
          <table:table-cell office:value-type="string" calcext:value-type="string">
            <text:p>The results from laboratory experiments agree with the numerical data within the expected range of uncertainty.</text:p>
            <text:p/>
          </table:table-cell>
          <table:table-cell office:value-type="string" calcext:value-type="string">
            <text:p>** Boussinesq approximation</text:p>
            <text:p/>
            <text:p>** All material properties are constant, except the viscosity in case 2.</text:p>
            <text:p/>
            <text:p>** The temperature is fixed to T = 0 on the upper boundary and T = 1 on the lower boundary, and both boundaries are rigid.</text:p>
            <text:p/>
            <text:p>** All side boundaries are planes of mirror symmetry.</text:p>
            <text:p> </text:p>
          </table:table-cell>
          <table:table-cell office:value-type="string" calcext:value-type="string">
            <text:p>** High sensitive data like strength of cross rolls are subjected to larger differnces but still in tolerable level of geophysics applications.</text:p>
            <text:p/>
            <text:p>** The power of extrapolating a sequence of successively higher resolved results to obtain very high precision data.</text:p>
            <text:p/>
            <text:p>** Temperature-dependent viscosity can be reliably resolved</text:p>
            <text:p/>
            <text:p>** A given solution can be non-unique and dependent on the initial conditions.</text:p>
            <text:p/>
            <text:p><text:span text:style-name="T5">Quantitative results</text:span></text:p>
            <text:p><text:span text:style-name="T12">** Convection of Pattern – Streak photographs</text:span></text:p>
            <text:p><text:span text:style-name="T12">** Temp profile – Platinum wire – Choosing the method depends on how large systematic biases are created by these wires.</text:span></text:p>
            <text:p><text:span text:style-name="T12">** Deviation of laser beam could be used to discriminate between rolls and bimodal convection.</text:span></text:p>
          </table:table-cell>
          <table:table-cell office:value-type="string" calcext:value-type="string">
            <text:p>** Definition of benchmark cases</text:p>
            <text:p/>
            <text:p>** Description of Numerical codes</text:p>
            <text:p/>
            <text:p>** Numerical results</text:p>
            <text:p/>
            <text:p>** Comparison of laboratory data and numerical results</text:p>
          </table:table-cell>
          <table:table-cell office:value-type="string" calcext:value-type="string">
            <text:p>** idea of extrapolation</text:p>
          </table:table-cell>
          <table:table-cell table:style-name="ce8" office:value-type="string" calcext:value-type="string">
            <text:p><text:span text:style-name="T14"><text:a xlink:href="../../../../../../simdata/se07lase/masterArbeit/referencePapers/2_busse_1994_benchmark.pdf" xlink:type="simple">2_Busse</text:a></text:span></text:p>
          </table:table-cell>
          <table:table-cell office:value-type="string" calcext:value-type="string">
            <text:p>-Temperature dependent viscosity</text:p>
            <text:p>-Transient-time dependent behaviour</text:p>
            <text:p/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he accuracy of finite element solutions of Stokes' flow with</text:p>
            <text:p>strongly varying viscosity</text:p>
            <text:p/>
          </table:table-cell>
          <table:table-cell office:value-type="string" calcext:value-type="string">
            <text:p>Louis Moresi</text:p>
            <text:p>Shijie Zhong Michael Gurni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hysics of the Earth and Planetary Interiors</text:p>
          </table:table-cell>
          <table:table-cell office:value-type="string" calcext:value-type="string">
            <text:p>** Benchmark study of 2 FE mantle convection codes, CITCOM and CONMAN, against analytic solutions for Stokes' flow for strongly varying viscosity in the horizontal and vertical directions.</text:p>
            <text:p/>
            <text:p>** The benchmarks help determine how many elements are needed to resolve a region of, for example, a convection</text:p>
            <text:p>simulation with high viscosity gradients.</text:p>
          </table:table-cell>
          <table:table-cell office:value-type="string" calcext:value-type="string">
            <text:p>-FEM</text:p>
          </table:table-cell>
          <table:table-cell office:value-type="string" calcext:value-type="string">
            <text:p>** Both codes obtain accurate velocity, pressure and surface topography for viscosity structures which vary rapidly over a short distance, or discontinuously.</text:p>
            <text:p/>
            <text:p>** The overall accuracy does not depend on the global viscosity variation but on the</text:p>
            <text:p>gradients within individual elements.</text:p>
          </table:table-cell>
          <table:table-cell office:value-type="string" calcext:value-type="string">
            <text:p>** Codes use similar FE formulation but different methods for solving the resulting equations.</text:p>
            <text:p/>
            <text:p>** Plate boundaries are modeled by weakening the thermal lithosphere in narrow zones. </text:p>
            <text:p/>
            <text:p>**Typically, these weak zones are given a viscosity equal to, or lower than, that of the mantle underlying the lithosphere and result in very large viscosity jumps across element boundaries.</text:p>
          </table:table-cell>
          <table:table-cell office:value-type="string" calcext:value-type="string">
            <text:p>** Both penalty and mixed iterative FE formulations can be used to obtain accurate velocity fields for incompressible Stokes' flow problems where there are very strong variations in viscosity. </text:p>
            <text:p/>
            <text:p>** Problems which have discontinuities of viscosity along Element boundaries can be solved to essentially the same accuracy as problems with constant viscosity.</text:p>
            <text:p/>
            <text:p>** The number of elements required to resolve a given gradient in viscosity to a certain accuracy can be determined and meshes can be constructed where high densities of elements appear only where they are needed.</text:p>
            <text:p/>
            <text:p>** And some more conclusions on Surface topography.</text:p>
            <text:p/>
          </table:table-cell>
          <table:table-cell office:value-type="string" calcext:value-type="string">
            <text:p>** Numerical methods and implementations</text:p>
            <text:p/>
            <text:p>** Benchmark cases</text:p>
            <text:p/>
            <text:p>** Results</text:p>
            <text:p/>
          </table:table-cell>
          <table:table-cell office:value-type="string" calcext:value-type="string">
            <text:p>** idea about discontinuities and variable viscosities</text:p>
            <text:p/>
            <text:p>** idea of number of elements </text:p>
          </table:table-cell>
          <table:table-cell table:style-name="ce8" office:value-type="string" calcext:value-type="string">
            <text:p><text:a xlink:href="../../../../../../simdata/se07lase/masterArbeit/referencePapers/3_moresi_1996_accuracy.pdf" xlink:type="simple">3_Moresi</text:a></text:p>
          </table:table-cell>
          <table:table-cell office:value-type="string" calcext:value-type="string">
            <text:p>-Incompressible Stokes’ flow</text:p>
            <text:p>-Strongly varying viscosity </text:p>
            <text:p>-Surface topography</text:p>
            <text:p>-Pressure</text:p>
            <text:p>-CITCOM – Penalty, direct solver</text:p>
            <text:p>-CONMAN – Multigrid, iterative</text:p>
            <text:p/>
            <text:p>-Discontinuous viscosit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A community benchmark for 2-D Cartesian compressible convection</text:p>
            <text:p>in the Earth’s mantle</text:p>
            <text:p/>
          </table:table-cell>
          <table:table-cell office:value-type="string" calcext:value-type="string">
            <text:p>Scott D. King Changyeol Lee</text:p>
            <text:p>Peter E. van Keken</text:p>
            <text:p>Wei Leng</text:p>
            <text:p>Shijie Zhong</text:p>
            <text:p>Eh Tan</text:p>
            <text:p>Nicola Tosi </text:p>
            <text:p>Masanori C.Kameyama</text:p>
            <text:p/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eophysical Journal International</text:p>
            <text:p/>
          </table:table-cell>
          <table:table-cell office:value-type="string" calcext:value-type="string">
            <text:p><text:span text:style-name="T7">** Benchmark for </text:span><text:span text:style-name="T10">2D</text:span><text:span text:style-name="T7"> </text:span><text:span text:style-name="T9">Cartesian</text:span><text:span text:style-name="T7"> compressible convection</text:span></text:p>
            <text:p/>
            <text:p><text:span text:style-name="T7">** </text:span><text:span text:style-name="T8">Case Studies</text:span><text:span text:style-name="T7"> </text:span></text:p>
            <text:p><text:span text:style-name="T7">-steady-state constant viscosity</text:span></text:p>
            <text:p><text:span text:style-name="T7">-temperature-dependent viscosity</text:span></text:p>
            <text:p><text:span text:style-name="T7">-time-dependent constant viscosity</text:span></text:p>
            <text:p/>
            <text:p><text:span text:style-name="T7">** </text:span><text:span text:style-name="T8">Compare</text:span></text:p>
            <text:p><text:span text:style-name="T11">- Nusselt number, rms velcoity, volume averaged work, viscous dissipation</text:span></text:p>
          </table:table-cell>
          <table:table-cell office:value-type="string" calcext:value-type="string">
            <text:p>-FEM</text:p>
            <text:p>-FVM</text:p>
          </table:table-cell>
          <table:table-cell office:value-type="string" calcext:value-type="string">
            <text:p>** While simplified, the benchmark cases provide a basis for a comparison between multiple codes that can be performed without the need for massively parallel computing. </text:p>
            <text:p/>
            <text:p>** This benchmark comparison will</text:p>
            <text:p>stimulate the further development of a benchmark in 3-D spherical geometry at appropriate convective vigour.</text:p>
            <text:p/>
          </table:table-cell>
          <table:table-cell office:value-type="string" calcext:value-type="string">
            <text:p>** Equations under</text:p>
            <text:p>- Anelastic liquid approximation (ALA)</text:p>
            <text:p>- Truncated anelastic liquid approximation (TALA)</text:p>
            <text:p>- Extended Bousinessq approximation (EBA)</text:p>
            <text:p>- Bousinessq approximation (BA)</text:p>
            <text:p/>
            <text:p>** The description of the codes here focuses on the modifications for compressible convection.</text:p>
          </table:table-cell>
          <table:table-cell office:value-type="string" calcext:value-type="string">
            <text:p>** Grid errors dominate the differences between codes.</text:p>
            <text:p/>
            <text:p>** The results for temperature-dependent, steady convection are consistent</text:p>
            <text:p>with the constant viscosity results and suggest that the interaction between rheology and viscous dissipation is something that all methods were able to handle.</text:p>
            <text:p/>
            <text:p>** It appears that the most unstable wavelengths of compressible convection are smaller than for incompressible convection.</text:p>
            <text:p/>
          </table:table-cell>
          <table:table-cell office:value-type="string" calcext:value-type="string">
            <text:p>** Equations</text:p>
            <text:p/>
            <text:p>** Description of benchmark problems</text:p>
            <text:p/>
            <text:p>** Description of codes</text:p>
            <text:p/>
            <text:p>** Results</text:p>
          </table:table-cell>
          <table:table-cell office:value-type="string" calcext:value-type="string">
            <text:p>** idea of compressilbe convection</text:p>
          </table:table-cell>
          <table:table-cell table:style-name="ce8" office:value-type="string" calcext:value-type="string">
            <text:p><text:a xlink:href="../../../../../../simdata/se07lase/masterArbeit/referencePapers/4_king_2010_benchmark.pdf" xlink:type="simple">4_King</text:a></text:p>
          </table:table-cell>
          <table:table-cell office:value-type="string" calcext:value-type="string">
            <text:p>-Compressible convection</text:p>
            <text:p>-CITCOM</text:p>
            <text:p>-CONMAN</text:p>
            <text:p/>
          </table:table-cell>
          <table:table-cell table:number-columns-repeated="1011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1:09:12.816363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4:59:11.166376469</meta:creation-date>
    <meta:generator>LibreOffice/5.1.6.2$Linux_X86_64 LibreOffice_project/10m0$Build-2</meta:generator>
    <dc:date>2017-04-24T12:01:06.629818377</dc:date>
    <meta:editing-duration>PT14H5M23S</meta:editing-duration>
    <meta:editing-cycles>136</meta:editing-cycles>
    <meta:document-statistic meta:table-count="1" meta:cell-count="65" meta:object-count="0"/>
  </office:meta>
</office:document-meta>
</file>